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6.635cm" svg:height="18.514cm" svg:x="15.036cm" svg:y="0.16cm">
            <draw:object draw:notify-on-update-of-ranges="Лист1.C1:Лист1.C1 Лист1.C2:Лист1.C101 Лист1.A2:Лист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Алгоритм Прима</text:p>
          </table:table-cell>
          <table:table-cell office:value-type="string" calcext:value-type="string">
            <text:p>Алгоритм Борувки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21:23:53.291062686</dc:date>
    <meta:document-statistic meta:table-count="1" meta:cell-count="30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636cm" svg:height="18.515cm" xlink:href=".." xlink:type="simple" chart:class="chart:scatter" chart:style-name="ch1">
        <chart:legend chart:legend-position="end" svg:x="22.382cm" svg:y="8.958cm" style:legend-expansion="high" chart:style-name="ch2"/>
        <chart:plot-area chart:style-name="ch3" table:cell-range-address="Лист1.A2:Лист1.A101 Лист1.C1:Лист1.C101" chart:data-source-has-labels="row" svg:x="0.532cm" svg:y="0.37cm" svg:width="21.318cm" svg:height="17.775cm">
          <chartooo:coordinate-region svg:x="1.524cm" svg:y="0.569cm" svg:width="19.583cm" svg:height="16.9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01" chart:label-cell-address="Лист1.C1:Лист1.C1" chart:class="chart:scatter">
            <chart:domain table:cell-range-address="Лист1.A2:Лист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лгоритм Борувк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Лист1.A2:Лист1.A101</svg:desc>
                </draw:g>
              </table:table-cell>
              <table:table-cell office:value-type="float" office:value="112">
                <text:p>112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1277">
                <text:p>1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